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_SYSTEM UCF</text:p>
      <text:p text:style-name="Standard"/>
      <text:p text:style-name="Standard">NET "CLK" <text:s text:c="2"/>LOC = "L15"; </text:p>
      <text:p text:style-name="Standard"/>
      <text:p text:style-name="Standard"/>
      <text:p text:style-name="Standard"># onBoard USB controller</text:p>
      <text:p text:style-name="Standard"><text:s/>NET "ASTRB" <text:s text:c="2"/>LOC = "B9"; </text:p>
      <text:p text:style-name="Standard"><text:s/>NET "DSTRB" <text:s text:c="2"/>LOC = "A9"; </text:p>
      <text:p text:style-name="Standard"><text:s/>NET "PWRITE" <text:s text:c="2"/>LOC = "C15"; </text:p>
      <text:p text:style-name="Standard"><text:s/>NET "PWAIT" <text:s text:c="2"/>LOC = "F13"; </text:p>
      <text:p text:style-name="Standard"><text:s/>NET "DATA&lt;0&gt;" <text:s/>LOC = "A2"; <text:s/></text:p>
      <text:p text:style-name="Standard"><text:s/>NET "DATA&lt;1&gt;" <text:s/>LOC = "D6"; </text:p>
      <text:p text:style-name="Standard"><text:s/>NET "DATA&lt;2&gt;" <text:s/>LOC = "C6"; <text:s/></text:p>
      <text:p text:style-name="Standard"><text:s/>NET "DATA&lt;3&gt;" <text:s/>LOC = "B3"; <text:s/></text:p>
      <text:p text:style-name="Standard"><text:s/>NET "DATA&lt;4&gt;" <text:s/>LOC = "A3"; <text:s/></text:p>
      <text:p text:style-name="Standard"><text:s/>NET "DATA&lt;5&gt;" <text:s/>LOC = "B4"; <text:s/></text:p>
      <text:p text:style-name="Standard"><text:s/>NET "DATA&lt;6&gt;" <text:s/>LOC = "A4"; </text:p>
      <text:p text:style-name="Standard"><text:s/>NET "DATA&lt;7&gt;" <text:s/>LOC = "C5"; <text:s/></text:p>
      <text:p text:style-name="Standard"/>
      <text:p text:style-name="Standard"># onBoard Pushbuttons</text:p>
      <text:p text:style-name="Standard"/>
      <text:p text:style-name="Standard"><text:s/>NET "PSH_BUTTON" <text:s/>LOC = "F5"; </text:p>
      <text:p text:style-name="Standard"><text:s/>NET "RST" <text:s text:c="2"/>LOC = "N4";</text:p>
      <text:p text:style-name="Standard"># onBoard LEDS</text:p>
      <text:p text:style-name="Standard"><text:s/>NET "LEDS_O&lt;0&gt;" LOC = "U18";</text:p>
      <text:p text:style-name="Standard"><text:s/>NET "LEDS_O&lt;1&gt;" LOC = "M14";</text:p>
      <text:p text:style-name="Standard"><text:s/>NET "LEDS_O&lt;2&gt;" LOC = "N14";</text:p>
      <text:p text:style-name="Standard"><text:s/>NET "LEDS_O&lt;3&gt;" LOC = "L14";</text:p>
      <text:p text:style-name="Standard"><text:s/>NET "LEDS_O&lt;4&gt;" LOC = "M13"; </text:p>
      <text:p text:style-name="Standard"><text:s/>NET "LEDS_O&lt;5&gt;" LOC = "D4"; </text:p>
      <text:p text:style-name="Standard"><text:s/>NET "LEDS_O&lt;6&gt;" LOC = "P16";</text:p>
      <text:p text:style-name="Standard"><text:s/>NET "LEDS_O&lt;7&gt;" LOC = "N12";</text:p>
      <text:p text:style-name="Standard"/>
      <text:p text:style-name="Standard"/>
      <text:p text:style-name="Standard"># onBoard SWITCHES</text:p>
      <text:p text:style-name="Standard"><text:s/>NET "SWITCHES_I&lt;0&gt;" LOC = "A10";</text:p>
      <text:p text:style-name="Standard"><text:s/>NET "SWITCHES_I&lt;1&gt;" LOC = "D14";</text:p>
      <text:p text:style-name="Standard"><text:s/>NET "SWITCHES_I&lt;2&gt;" LOC = "C14";</text:p>
      <text:p text:style-name="Standard"><text:s/>NET "SWITCHES_I&lt;3&gt;" LOC = "P15";</text:p>
      <text:p text:style-name="Standard"><text:s/>NET "SWITCHES_I&lt;4&gt;" LOC = "P12"; </text:p>
      <text:p text:style-name="Standard"><text:s/>NET "SWITCHES_I&lt;5&gt;" LOC = "R5"; </text:p>
      <text:p text:style-name="Standard"><text:s/>NET "SWITCHES_I&lt;6&gt;" LOC = "T5"; </text:p>
      <text:p text:style-name="Standard"><text:s/>NET "SWITCHES_I&lt;7&gt;" LOC = "E4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6:55.36</meta:creation-date>
    <dc:date>2015-04-28T19:16:40.02</dc:date>
    <dc:creator>Pedro Barquin Ayuso</dc:creator>
    <meta:editing-duration>PT3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6" meta:word-count="170" meta:character-count="1009"/>
  </office:meta>
</office:document-meta>
</file>